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Arial1" svg:font-family="Arial, sans-serif"/>
    <style:font-face style:name="Arial3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en" fo:country="US" style:font-size-asian="12pt" style:font-name-complex="Arial2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en" fo:country="US" fo:font-weight="normal" officeooo:rsid="002394ce" officeooo:paragraph-rsid="002394ce" style:font-size-asian="12pt" style:font-weight-asian="normal" style:font-name-complex="Arial2" style:font-size-complex="12pt" style:font-weight-complex="normal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Arial" fo:font-size="14pt" fo:language="en" fo:country="US" style:font-size-asian="14pt" style:font-name-complex="Arial2" style:font-size-complex="14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Arial" fo:font-size="14pt" fo:language="en" fo:country="US" fo:font-weight="normal" officeooo:rsid="00120a8f" officeooo:paragraph-rsid="00120a8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Arial" fo:font-size="14pt" fo:language="en" fo:country="US" fo:font-weight="normal" officeooo:rsid="002394ce" officeooo:paragraph-rsid="002394ce" style:font-size-asian="14pt" style:font-weight-asian="normal" style:font-name-complex="Arial2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Arial" officeooo:paragraph-rsid="0011bb85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Arial" fo:language="ru" fo:country="RU" officeooo:rsid="00142b7d" officeooo:paragraph-rsid="00142b7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Arial" fo:font-size="8pt" fo:language="en" fo:country="US" style:font-size-asian="7pt" style:font-name-complex="Arial2" style:font-size-complex="8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Arial" fo:font-size="8pt" fo:language="en" fo:country="US" fo:font-weight="normal" officeooo:rsid="00120a8f" officeooo:paragraph-rsid="00120a8f" style:font-size-asian="7pt" style:font-weight-asian="normal" style:font-size-complex="8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text-position="0% 100%" style:font-name="Arial" fo:font-size="12pt" fo:language="en" fo:country="US" style:font-size-asian="12pt" style:font-name-complex="Arial2" style:font-size-complex="12pt"/>
    </style:style>
    <style:style style:name="P13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Arial" fo:font-size="14pt" fo:language="en" fo:country="US" fo:font-weight="bold" style:font-size-asian="14pt" style:font-weight-asian="bold" style:font-name-complex="Arial2" style:font-size-complex="14pt"/>
    </style:style>
    <style:style style:name="P14" style:family="paragraph" style:parent-style-name="Standard">
      <style:paragraph-properties fo:line-height="100%"/>
      <style:text-properties style:font-name="Arial" fo:font-size="12pt" fo:font-weight="normal" officeooo:rsid="0013c0b6" officeooo:paragraph-rsid="0013c0b6" style:font-size-asian="10.5pt" style:font-weight-asian="normal" style:font-size-complex="12pt" style:font-weight-complex="normal"/>
    </style:style>
    <style:style style:name="P15" style:family="paragraph" style:parent-style-name="List_20_Paragraph" style:list-style-name="L1">
      <style:paragraph-properties fo:margin-left="1.27cm" fo:margin-right="0cm" fo:margin-top="0cm" fo:margin-bottom="0cm" style:contextual-spacing="true" fo:line-height="100%" fo:text-indent="-0.64cm" style:auto-text-indent="false">
        <style:tab-stops/>
      </style:paragraph-properties>
    </style:style>
    <style:style style:name="P16" style:family="paragraph" style:parent-style-name="List_20_Paragraph" style:list-style-name="L1">
      <style:paragraph-properties fo:margin-left="1.27cm" fo:margin-right="0cm" fo:margin-top="0cm" fo:margin-bottom="0cm" style:contextual-spacing="true" fo:line-height="100%" fo:text-indent="-0.64cm" style:auto-text-indent="false">
        <style:tab-stops/>
      </style:paragraph-properties>
      <style:text-properties style:font-name="Arial" fo:font-size="12pt" fo:language="en" fo:country="US" style:font-size-asian="12pt" style:font-name-complex="Arial2" style:font-size-complex="12pt"/>
    </style:style>
    <style:style style:name="P17" style:family="paragraph" style:parent-style-name="List_20_Paragraph" style:list-style-name="L1">
      <style:paragraph-properties fo:margin-left="1.27cm" fo:margin-right="0cm" fo:margin-top="0cm" fo:margin-bottom="0cm" style:contextual-spacing="true" fo:line-height="100%" fo:text-indent="-0.64cm" style:auto-text-indent="false">
        <style:tab-stops/>
      </style:paragraph-properties>
      <style:text-properties style:font-name="Arial" fo:font-size="12pt" fo:language="en" fo:country="US" officeooo:paragraph-rsid="00120a8f" style:font-size-asian="12pt" style:font-name-complex="Arial2" style:font-size-complex="12pt"/>
    </style:style>
    <style:style style:name="P18" style:family="paragraph" style:parent-style-name="List_20_Paragraph" style:list-style-name="L1">
      <style:paragraph-properties fo:margin-left="1.27cm" fo:margin-right="0cm" fo:margin-top="0cm" fo:margin-bottom="0cm" style:contextual-spacing="true" fo:line-height="100%" fo:text-indent="-0.64cm" style:auto-text-indent="false">
        <style:tab-stops/>
      </style:paragraph-properties>
      <style:text-properties style:font-name="Arial" fo:font-size="12pt" style:font-size-asian="12pt" style:font-size-complex="12pt"/>
    </style:style>
    <style:style style:name="P19" style:family="paragraph" style:parent-style-name="List_20_Paragraph" style:list-style-name="L1">
      <style:paragraph-properties fo:margin-left="1.27cm" fo:margin-right="0cm" fo:margin-top="0cm" fo:margin-bottom="0cm" style:contextual-spacing="true" fo:line-height="100%" fo:text-indent="-0.64cm" style:auto-text-indent="false">
        <style:tab-stops/>
      </style:paragraph-properties>
      <style:text-properties style:font-name="Arial" fo:font-size="12pt" officeooo:paragraph-rsid="00120a8f" style:font-size-asian="12pt" style:font-size-complex="12pt"/>
    </style:style>
    <style:style style:name="P20" style:family="paragraph" style:parent-style-name="List_20_Paragraph" style:list-style-name="L1">
      <style:paragraph-properties fo:margin-left="1.27cm" fo:margin-right="0cm" fo:margin-top="0cm" fo:margin-bottom="0cm" style:contextual-spacing="true" fo:line-height="100%" fo:text-indent="-0.64cm" style:auto-text-indent="false">
        <style:tab-stops/>
      </style:paragraph-properties>
      <style:text-properties style:font-name="Arial" fo:font-size="12pt" officeooo:paragraph-rsid="001e8369" style:font-size-asian="12pt" style:font-size-complex="12pt"/>
    </style:style>
    <style:style style:name="P21" style:family="paragraph" style:parent-style-name="List_20_Paragraph" style:list-style-name="L1">
      <style:paragraph-properties fo:margin-left="1.27cm" fo:margin-right="0cm" fo:margin-top="0cm" fo:margin-bottom="0cm" style:contextual-spacing="true" fo:line-height="100%" fo:text-indent="-0.64cm" style:auto-text-indent="false">
        <style:tab-stops/>
      </style:paragraph-properties>
      <style:text-properties style:font-name="Arial" fo:font-size="12pt" officeooo:rsid="0021a785" officeooo:paragraph-rsid="0021a785" style:font-size-asian="12pt" style:font-size-complex="12pt"/>
    </style:style>
    <style:style style:name="T1" style:family="text">
      <style:text-properties fo:language="en" fo:country="US" officeooo:rsid="0013c0b6"/>
    </style:style>
    <style:style style:name="T2" style:family="text">
      <style:text-properties fo:language="en" fo:country="US" style:font-name-complex="Arial2"/>
    </style:style>
    <style:style style:name="T3" style:family="text">
      <style:text-properties fo:language="en" fo:country="US" officeooo:rsid="0011bb85" style:font-name-complex="Arial2"/>
    </style:style>
    <style:style style:name="T4" style:family="text">
      <style:text-properties fo:language="en" fo:country="US" officeooo:rsid="00120a8f" style:font-name-complex="Arial2"/>
    </style:style>
    <style:style style:name="T5" style:family="text">
      <style:text-properties fo:language="en" fo:country="US" officeooo:rsid="001e70c7" style:font-name-complex="Arial2"/>
    </style:style>
    <style:style style:name="T6" style:family="text">
      <style:text-properties fo:language="en" fo:country="US" officeooo:rsid="001f64a9" style:font-name-complex="Arial2"/>
    </style:style>
    <style:style style:name="T7" style:family="text">
      <style:text-properties fo:language="en" fo:country="US" officeooo:rsid="00207f2f" style:font-name-complex="Arial2"/>
    </style:style>
    <style:style style:name="T8" style:family="text">
      <style:text-properties fo:language="en" fo:country="US" officeooo:rsid="0021a785" style:font-name-complex="Arial2"/>
    </style:style>
    <style:style style:name="T9" style:family="text">
      <style:text-properties fo:font-size="12pt" fo:language="en" fo:country="US" style:font-size-asian="12pt" style:font-name-complex="Arial2" style:font-size-complex="12pt"/>
    </style:style>
    <style:style style:name="T10" style:family="text">
      <style:text-properties fo:font-size="12pt" fo:language="en" fo:country="US" officeooo:rsid="0011bb85" style:font-size-asian="12pt" style:font-name-complex="Arial2" style:font-size-complex="12pt"/>
    </style:style>
    <style:style style:name="T11" style:family="text">
      <style:text-properties fo:font-size="12pt" fo:language="en" fo:country="US" officeooo:rsid="001572e5" style:font-size-asian="12pt" style:font-name-complex="Arial2" style:font-size-complex="12pt"/>
    </style:style>
    <style:style style:name="T12" style:family="text">
      <style:text-properties fo:font-size="12pt" fo:language="en" fo:country="US" officeooo:rsid="001ab5b6" style:font-size-asian="12pt" style:font-name-complex="Arial2" style:font-size-complex="12pt"/>
    </style:style>
    <style:style style:name="T13" style:family="text">
      <style:text-properties fo:font-size="12pt" fo:language="en" fo:country="US" officeooo:rsid="00206ae9" style:font-size-asian="12pt" style:font-name-complex="Arial2" style:font-size-complex="12pt"/>
    </style:style>
    <style:style style:name="T14" style:family="text">
      <style:text-properties fo:font-size="12pt" style:font-size-asian="12pt" style:font-name-complex="Arial2" style:font-size-complex="12pt"/>
    </style:style>
    <style:style style:name="T15" style:family="text">
      <style:text-properties style:text-position="0% 100%" fo:font-size="12pt" fo:language="en" fo:country="US" style:font-size-asian="12pt" style:font-name-complex="Arial2" style:font-size-complex="12pt"/>
    </style:style>
    <style:style style:name="T16" style:family="text">
      <style:text-properties style:text-position="0% 100%" fo:font-size="12pt" fo:language="en" fo:country="US" officeooo:rsid="0011bb85" style:font-size-asian="12pt" style:font-name-complex="Arial2" style:font-size-complex="12pt"/>
    </style:style>
    <style:style style:name="T17" style:family="text">
      <style:text-properties style:font-name="Arial" fo:font-size="12pt" fo:language="en" fo:country="US" style:font-size-asian="12pt" style:font-name-complex="Arial2" style:font-size-complex="12pt"/>
    </style:style>
    <style:style style:name="T18" style:family="text">
      <style:text-properties style:font-name="Arial" fo:font-size="12pt" fo:language="en" fo:country="US" officeooo:rsid="001cfc40" style:font-size-asian="12pt" style:font-name-complex="Arial2" style:font-size-complex="12pt"/>
    </style:style>
    <style:style style:name="T19" style:family="text">
      <style:text-properties style:font-name="Arial" fo:font-size="12pt" fo:language="en" fo:country="US" officeooo:rsid="0011bb85" style:font-size-asian="12pt" style:font-name-complex="Arial2" style:font-size-complex="12pt"/>
    </style:style>
    <style:style style:name="T20" style:family="text">
      <style:text-properties style:font-name="Arial" fo:font-size="12pt" fo:language="en" fo:country="US" officeooo:rsid="0017c879" style:font-size-asian="12pt" style:font-name-complex="Arial2" style:font-size-complex="12pt"/>
    </style:style>
    <style:style style:name="T21" style:family="text">
      <style:text-properties style:font-name="Arial" fo:font-size="12pt" style:font-size-asian="12pt" style:font-size-complex="12pt"/>
    </style:style>
    <style:style style:name="T22" style:family="text">
      <style:text-properties officeooo:rsid="00176b79"/>
    </style:style>
    <style:style style:name="T23" style:family="text">
      <style:text-properties officeooo:rsid="001ab5b6"/>
    </style:style>
    <style:style style:name="T24" style:family="text">
      <style:text-properties officeooo:rsid="0021a7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urriculum Vitae</text:p>
      <text:p text:style-name="P9"/>
      <text:p text:style-name="P3">Protasevich Maxim</text:p>
      <text:p text:style-name="P1">Date of Birth: 01.10.1992</text:p>
      <text:p text:style-name="P1">Place: Belarus, Minsk, street Kalinovskogo, 83</text:p>
      <text:p text:style-name="P1">Tel: +375 29 850 54 55 (MTS)</text:p>
      <text:p text:style-name="P11"><text:span text:style-name="T17">E-mail: </text:span><text:a xlink:type="simple" xlink:href="mailto:maksim.protasevich@gmail.com"><text:span text:style-name="T18">maksim.protasevich@gmail.com</text:span></text:a></text:p>
      <text:p text:style-name="P1">Skype: max.protasevich</text:p>
      <text:p text:style-name="P9"/>
      <text:p text:style-name="P3">Objective</text:p>
      <text:p text:style-name="P6"><text:span text:style-name="T9">Post: Junior </text:span><text:span text:style-name="T10">Java</text:span><text:span text:style-name="T9"> Developer.</text:span></text:p>
      <text:p text:style-name="P6"><text:span text:style-name="T10">P</text:span><text:span text:style-name="T9">referred schedule</text:span><text:span text:style-name="T10">:</text:span><text:span text:style-name="T9"> </text:span><text:span text:style-name="T13">4</text:span><text:span text:style-name="T9">0 hours per week.</text:span></text:p>
      <text:p text:style-name="P1">Extras, work expectations: Improve my skills in developing.</text:p>
      <text:p text:style-name="P9"/>
      <text:p text:style-name="P3">Education</text:p>
      <text:p text:style-name="P1">2010 – till now — The Belarusian State University, Faculty of Applied Mathematics and <text:span text:style-name="T22">C</text:span>omputer <text:span text:style-name="T22">S</text:span>cience.</text:p>
      <text:p text:style-name="P6"><text:span text:style-name="T10">4</text:span><text:span text:style-name="T9">th year student (average score</text:span><text:span text:style-name="T10">:</text:span><text:span text:style-name="T9"> </text:span><text:span text:style-name="T12">6</text:span><text:span text:style-name="T9">.</text:span><text:span text:style-name="T12">8</text:span><text:span text:style-name="T9">/10)</text:span></text:p>
      <text:p text:style-name="P9"/>
      <text:p text:style-name="P3">Skills</text:p>
      <text:list xml:id="list3862235976950037349" text:style-name="L1">
        <text:list-item>
          <text:p text:style-name="P16">Operating Systems: Windows Family, Linux distributives: ArchLinux, Mint;</text:p>
        </text:list-item>
        <text:list-item>
          <text:p text:style-name="P18"><text:span text:style-name="T2">Programming Languages: Java, J</text:span><text:span text:style-name="T3">ava</text:span><text:span text:style-name="T2">S</text:span><text:span text:style-name="T3">cript, </text:span><text:span text:style-name="T5">jQuery</text:span><text:span text:style-name="T2">;</text:span></text:p>
        </text:list-item>
        <text:list-item>
          <text:p text:style-name="P17">Markup: HTML, XML, <text:span text:style-name="T24">DTD, XMLSchema</text:span>, <text:span text:style-name="T23">XSLT</text:span>;</text:p>
        </text:list-item>
        <text:list-item>
          <text:p text:style-name="P19"><text:span text:style-name="T4">Other:</text:span><text:span text:style-name="T2"> </text:span><text:span text:style-name="T3">CSS</text:span><text:span text:style-name="T2">;</text:span></text:p>
        </text:list-item>
        <text:list-item>
          <text:p text:style-name="P16">IDE: Eclipse, Intellij IDEA;</text:p>
        </text:list-item>
        <text:list-item>
          <text:p text:style-name="P20"><text:span text:style-name="T2">Technologies </text:span><text:span text:style-name="T8">(Java)</text:span><text:span text:style-name="T2">: Swing, Servlets, JSP, </text:span><text:span text:style-name="T5">JSTL, </text:span><text:span text:style-name="T2">Spring Framework </text:span><text:span text:style-name="T4">3</text:span><text:span text:style-name="T3">, </text:span><text:span text:style-name="T7">AOP, </text:span><text:span text:style-name="T2">Hibernate</text:span><text:span text:style-name="T4">4, </text:span><text:span text:style-name="T3">JPA</text:span><text:span text:style-name="T8">2</text:span><text:span text:style-name="T2">;</text:span></text:p>
        </text:list-item>
        <text:list-item>
          <text:p text:style-name="P21"><text:span text:style-name="T2">DBMS: <text:s/></text:span><text:span text:style-name="T6">MySQL;</text:span></text:p>
        </text:list-item>
        <text:list-item>
          <text:p text:style-name="P21"><text:span text:style-name="T6">C</text:span><text:span text:style-name="T2">ontainers: Tomcat 7;</text:span></text:p>
        </text:list-item>
        <text:list-item>
          <text:p text:style-name="P15"><text:span text:style-name="T17">And also I have some experience </text:span><text:span text:style-name="T19">with </text:span><text:span text:style-name="T17">git, maven</text:span><text:span text:style-name="T19">3, PaaS </text:span><text:span text:style-name="T20">(mostly </text:span><text:span text:style-name="T21">openshift.com</text:span><text:span text:style-name="T20">)</text:span><text:span text:style-name="T17">.</text:span></text:p>
        </text:list-item>
      </text:list>
      <text:p text:style-name="P9"/>
      <text:p text:style-name="P5">Experience</text:p>
      <text:p text:style-name="P2">3 months of development experience.</text:p>
      <text:p text:style-name="P9"/>
      <text:p text:style-name="P3">Languages</text:p>
      <text:p text:style-name="P1">Russian: Native</text:p>
      <text:p text:style-name="P1">English: Intermediate.</text:p>
      <text:p text:style-name="P9"/>
      <text:p text:style-name="P3">Books</text:p>
      <text:p text:style-name="P1">«Thinking in Java, 4th edition» Bruce Eckel</text:p>
      <text:p text:style-name="P12">«Spring in Action, 2nd edition» Craig Walls with Ryan Breidenbach</text:p>
      <text:p text:style-name="P7"><text:span text:style-name="T9">«Spring in Action, </text:span><text:span text:style-name="T10">3</text:span><text:span text:style-name="T16">rd</text:span><text:span text:style-name="T15"> </text:span><text:span text:style-name="T9">edition» Craig Walls</text:span></text:p>
      <text:p text:style-name="P8"><text:span text:style-name="T14">«</text:span><text:span text:style-name="T9">Pro Git</text:span><text:span text:style-name="T14">» </text:span><text:span text:style-name="T11">Scott Chacon</text:span></text:p>
      <text:p text:style-name="P9"/>
      <text:p text:style-name="P3">Interests</text:p>
      <text:p text:style-name="P1">Jogging, reading fantastic books, listening audiobooks.</text:p>
      <text:p text:style-name="P9"/>
      <text:p text:style-name="P3">Personal</text:p>
      <text:p text:style-name="P1">Blind stamp in Russian and English languages. I like to work in team. I am interested to get as much knowledge as I can from working in company.</text:p>
      <text:p text:style-name="P10"/>
      <text:p text:style-name="P4">Repository</text:p>
      <text:p text:style-name="P14"><text:a xlink:type="simple" xlink:href="https://github.com/MProtasevich"><text:span text:style-name="T1">https://github.com/MProtasevich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Arial1" svg:font-family="Arial, sans-serif"/>
    <style:font-face style:name="Arial3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Times New Roman" style:font-size-asian="10pt" style:language-asian="ru" style:country-asian="RU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true" style:font-name-asian="Times New Roman" style:font-size-asian="10pt" style:language-asian="ru" style:country-asian="RU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" style:font-family-complex="'Times New Roman'" style:font-family-generic-complex="system" style:font-pitch-complex="variable" style:language-complex="zxx" style:country-complex="none"/>
    </style:style>
    <style:style style:name="hps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</meta:editing-cycles>
    <meta:creation-date>2013-11-07T19:22:20.924000000</meta:creation-date>
    <meta:editing-duration>PT48M26S</meta:editing-duration>
    <meta:generator>LibreOffice/4.2.2.1$Windows_x86 LibreOffice_project/3be8cda0bddd8e430d8cda1ebfd581265cca5a0f</meta:generator>
    <dc:date>2014-05-03T15:20:03.286000000</dc:date>
    <meta:document-statistic meta:table-count="0" meta:image-count="0" meta:object-count="0" meta:page-count="1" meta:paragraph-count="40" meta:word-count="207" meta:character-count="1419" meta:non-whitespace-character-count="1258"/>
    <meta:user-defined meta:name="AppVersion">12.0000</meta:user-defined>
    <meta:user-defined meta:name="Company">Fore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